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6600" draw:textarea-horizontal-align="justify" draw:textarea-vertical-align="middle" draw:auto-grow-height="false" fo:min-height="1.401cm" fo:min-width="3.183cm"/>
    </style:style>
    <style:style style:name="gr2" style:family="graphic" style:parent-style-name="standard">
      <style:graphic-properties draw:textarea-horizontal-align="justify" draw:textarea-vertical-align="middle" draw:auto-grow-height="false" fo:min-height="1.401cm" fo:min-width="0.897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Triangle_20_unfilled" draw:marker-end-width="0.3cm" draw:fill="none" draw:textarea-vertical-align="middle"/>
    </style:style>
    <style:style style:name="gr5" style:family="graphic" style:parent-style-name="standard">
      <style:graphic-properties draw:fill-color="#990000" draw:textarea-horizontal-align="justify" draw:textarea-vertical-align="middle" draw:auto-grow-height="false" fo:min-height="1.401cm" fo:min-width="3.183cm"/>
    </style:style>
    <style:style style:name="gr6" style:family="graphic" style:parent-style-name="standard">
      <style:graphic-properties draw:fill-color="#990000" draw:textarea-horizontal-align="justify" draw:textarea-vertical-align="middle" draw:auto-grow-height="false" fo:min-height="1.401cm" fo:min-width="3.691cm"/>
    </style:style>
    <style:style style:name="gr7" style:family="graphic" style:parent-style-name="standard">
      <style:graphic-properties draw:fill-color="#990000" draw:textarea-horizontal-align="justify" draw:textarea-vertical-align="middle" draw:auto-grow-height="false" fo:min-height="1.401cm" fo:min-width="2.929cm"/>
    </style:style>
    <style:style style:name="gr8" style:family="graphic" style:parent-style-name="standard">
      <style:graphic-properties svg:stroke-color="#000000" draw:fill-color="#006600" draw:textarea-horizontal-align="justify" draw:textarea-vertical-align="middle" draw:auto-grow-height="false" fo:min-height="1.401cm" fo:min-width="3.183cm"/>
    </style:style>
    <style:style style:name="gr9" style:family="graphic" style:parent-style-name="standard">
      <style:graphic-properties svg:stroke-color="#000000" svg:stroke-opacity="100%" draw:fill-color="#006600" draw:opacity="100%" draw:textarea-horizontal-align="justify" draw:textarea-vertical-align="middle" draw:auto-grow-height="false" fo:min-height="1.401cm" fo:min-width="3.183cm"/>
    </style:style>
    <style:style style:name="gr10" style:family="graphic" style:parent-style-name="objectwithoutfill">
      <style:graphic-properties draw:marker-start="Diamond" draw:marker-end="" draw:marker-end-width="0.3cm" draw:fill="none" draw:textarea-vertical-align="middle"/>
    </style:style>
    <style:style style:name="gr11" style:family="graphic" style:parent-style-name="standard">
      <style:graphic-properties svg:stroke-color="#000000" svg:stroke-opacity="100%" draw:fill-color="#990000" draw:opacity="100%" draw:textarea-horizontal-align="justify" draw:textarea-vertical-align="middle" draw:auto-grow-height="false" fo:min-height="1.401cm" fo:min-width="3.183cm"/>
    </style:style>
    <style:style style:name="gr12" style:family="graphic" style:parent-style-name="standard">
      <style:graphic-properties svg:stroke-color="#000000" draw:fill-color="#990000" draw:textarea-horizontal-align="justify" draw:textarea-vertical-align="middle" draw:auto-grow-height="false" fo:min-height="1.401cm" fo:min-width="3.183cm"/>
    </style:style>
    <style:style style:name="gr13" style:family="graphic" style:parent-style-name="standard">
      <style:graphic-properties draw:fill-color="#ffffcc" draw:textarea-horizontal-align="justify" draw:textarea-vertical-align="middle" draw:auto-grow-height="false" fo:min-height="0.639cm" fo:min-width="1.659cm"/>
    </style:style>
    <style:style style:name="gr14" style:family="graphic" style:parent-style-name="standard">
      <style:graphic-properties draw:fill-color="#ffffcc" draw:textarea-horizontal-align="justify" draw:textarea-vertical-align="middle" draw:auto-grow-height="false" fo:min-height="0.639cm" fo:min-width="2.04cm"/>
    </style:style>
    <style:style style:name="gr15" style:family="graphic" style:parent-style-name="standard">
      <style:graphic-properties draw:fill-color="#ffffcc" draw:textarea-horizontal-align="justify" draw:textarea-vertical-align="middle" draw:auto-grow-height="false" fo:min-height="0.639cm" fo:min-width="1.913cm"/>
    </style:style>
    <style:style style:name="gr16" style:family="graphic" style:parent-style-name="standard">
      <style:graphic-properties draw:fill-color="#ffffcc" draw:textarea-horizontal-align="justify" draw:textarea-vertical-align="middle" draw:auto-grow-height="false" fo:min-height="0.639cm" fo:min-width="2.42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18" style:family="graphic" style:parent-style-name="objectwithoutfill">
      <style:graphic-properties draw:marker-end="Triangle_20_unfilled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006600"/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990000"/>
      <style:paragraph-properties fo:text-align="center"/>
      <style:text-properties fo:font-size="10pt" style:font-size-asian="10pt" style:font-size-complex="10pt"/>
    </style:style>
    <style:style style:name="P6" style:family="paragraph">
      <loext:graphic-properties draw:fill-color="#006600" draw:opacity="100%"/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8" style:family="paragraph">
      <loext:graphic-properties draw:fill-color="#990000" draw:opacity="100%"/>
      <style:paragraph-properties fo:text-align="center"/>
      <style:text-properties fo:font-size="10pt" style:font-size-asian="10pt" style:font-size-complex="10pt"/>
    </style:style>
    <style:style style:name="P9" style:family="paragraph">
      <loext:graphic-properties draw:fill-color="#ffffcc"/>
      <style:paragraph-properties fo:text-align="center"/>
      <style:text-properties fo:font-size="10pt" style:font-size-asian="10pt" style:font-size-complex="10pt"/>
    </style:style>
    <style:style style:name="P10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3.683cm" svg:height="1.651cm" svg:x="1.635cm" svg:y="4.483cm">
          <text:p text:style-name="P1"><text:span text:style-name="T1">DeviceSampleSource</text:span></text:p>
          <text:p text:style-name="P1"><text:span text:style-name="T2">SampleSourc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1.397cm" svg:height="1.651cm" svg:x="6.207cm" svg:y="4.483cm">
          <text:p text:style-name="P1"><text:span text:style-name="T1"><text:s text:c="3"/></text:span><text:span text:style-name="T1">Dow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4" draw:layer="layout" svg:x1="6.461cm" svg:y1="4.737cm" svg:x2="6.461cm" svg:y2="5.88cm">
          <text:p/>
        </draw:line>
        <draw:custom-shape draw:style-name="gr1" draw:text-style-name="P2" xml:id="id2" draw:id="id2" draw:layer="layout" svg:width="3.683cm" svg:height="1.651cm" svg:x="8.493cm" svg:y="4.483cm">
          <text:p text:style-name="P1"><text:span text:style-name="T1">BasebandSampleSink</text:span></text:p>
          <text:p text:style-name="P1"><text:span text:style-name="T2">SampleSink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3.683cm" svg:height="1.651cm" svg:x="8.493cm" svg:y="7.223cm">
          <text:p text:style-name="P1"><text:span text:style-name="T1">DownChannelizer</text:span></text:p>
          <text:p text:style-name="P1"><text:span text:style-name="T2">Channelizer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10.334cm" svg:y1="7.223cm" svg:x2="10.334cm" svg:y2="6.134cm" draw:start-shape="id1" draw:start-glue-point="0" draw:end-shape="id2" draw:end-glue-point="2" svg:d="M10334 7223v-1089" svg:viewBox="0 0 1 1090">
          <text:p/>
        </draw:connector>
        <draw:connector draw:style-name="gr3" draw:text-style-name="P4" draw:layer="layout" svg:x1="7.604cm" svg:y1="5.308cm" svg:x2="8.493cm" svg:y2="5.308cm" draw:start-shape="id3" draw:start-glue-point="1" draw:end-shape="id2" draw:end-glue-point="3" svg:d="M7604 5308h889" svg:viewBox="0 0 890 1">
          <text:p/>
        </draw:connector>
        <draw:connector draw:style-name="gr3" draw:text-style-name="P4" draw:layer="layout" svg:x1="5.318cm" svg:y1="5.308cm" svg:x2="6.207cm" svg:y2="5.308cm" draw:start-shape="id4" draw:start-glue-point="1" draw:end-shape="id3" draw:end-glue-point="3" svg:d="M5318 5308h889" svg:viewBox="0 0 890 1">
          <text:p/>
        </draw:connector>
        <draw:custom-shape draw:style-name="gr5" draw:text-style-name="P5" xml:id="id5" draw:id="id5" draw:layer="layout" svg:width="3.683cm" svg:height="1.651cm" svg:x="8.747cm" svg:y="15.434cm">
          <text:p text:style-name="P1"><text:span text:style-name="T1">UpChannelizer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6" draw:id="id6" draw:layer="layout" svg:width="4.191cm" svg:height="1.651cm" svg:x="8.493cm" svg:y="12.765cm">
          <text:p text:style-name="P1"><text:span text:style-name="T1">BasebandSampleSourc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7" draw:id="id7" draw:layer="layout" svg:width="1.397cm" svg:height="1.651cm" svg:x="6.207cm" svg:y="12.794cm">
          <text:p text:style-name="P1"><text:span text:style-name="T1">U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xml:id="id8" draw:id="id8" draw:layer="layout" svg:width="3.683cm" svg:height="1.651cm" svg:x="1.762cm" svg:y="12.794cm">
          <text:p text:style-name="P1"><text:span text:style-name="T1">DeviceSampleSink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10.588cm" svg:y1="15.434cm" svg:x2="10.588cm" svg:y2="14.416cm" draw:start-shape="id5" draw:start-glue-point="0" draw:end-shape="id6" draw:end-glue-point="2" svg:d="M10588 15434v-1018" svg:viewBox="0 0 1 1019">
          <text:p/>
        </draw:connector>
        <draw:connector draw:style-name="gr3" draw:text-style-name="P4" draw:layer="layout" svg:x1="8.493cm" svg:y1="13.59cm" svg:x2="7.604cm" svg:y2="13.619cm" draw:start-shape="id6" draw:start-glue-point="3" draw:end-shape="id7" draw:end-glue-point="1" svg:d="M8493 13590h-445v29h-444" svg:viewBox="0 0 890 30">
          <text:p/>
        </draw:connector>
        <draw:connector draw:style-name="gr3" draw:text-style-name="P4" draw:layer="layout" svg:x1="6.207cm" svg:y1="13.619cm" svg:x2="5.445cm" svg:y2="13.619cm" draw:start-shape="id7" draw:end-shape="id8" draw:end-glue-point="1" svg:d="M6207 13619h-762" svg:viewBox="0 0 763 1">
          <text:p/>
        </draw:connector>
        <draw:line draw:style-name="gr3" draw:text-style-name="P4" draw:layer="layout" svg:x1="6.434cm" svg:y1="14.164cm" svg:x2="6.434cm" svg:y2="13.021cm">
          <text:p/>
        </draw:line>
        <draw:custom-shape draw:style-name="gr1" draw:text-style-name="P2" xml:id="id9" draw:id="id9" draw:layer="layout" svg:width="3.683cm" svg:height="1.651cm" svg:x="8.493cm" svg:y="1.889cm">
          <text:p text:style-name="P1"><text:span text:style-name="T1">FileSource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0.334cm" svg:y1="3.54cm" svg:x2="10.334cm" svg:y2="4.483cm" draw:start-shape="id9" draw:start-glue-point="2" draw:end-shape="id2" svg:d="M10334 3540v943" svg:viewBox="0 0 1 944">
          <text:p/>
        </draw:connector>
        <draw:custom-shape draw:style-name="gr7" draw:text-style-name="P5" xml:id="id10" draw:id="id10" draw:layer="layout" svg:width="3.429cm" svg:height="1.651cm" svg:x="8.874cm" svg:y="10.246cm">
          <text:p text:style-name="P1"><text:span text:style-name="T1">FileSink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0.588cm" svg:y1="12.765cm" svg:x2="10.588cm" svg:y2="11.897cm" draw:start-shape="id6" draw:start-glue-point="0" draw:end-shape="id10" draw:end-glue-point="2" svg:d="M10588 12765v-868" svg:viewBox="0 0 1 869">
          <text:p/>
        </draw:connector>
        <draw:custom-shape draw:style-name="gr8" draw:text-style-name="P2" xml:id="id16" draw:id="id16" draw:layer="layout" svg:width="3.683cm" svg:height="1.651cm" svg:x="16.124cm" svg:y="9.366cm">
          <text:p text:style-name="P1"><text:span text:style-name="T1">xxxAnalyzer (Rx)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18" draw:id="id18" draw:layer="layout" svg:width="3.683cm" svg:height="1.651cm" svg:x="15.024cm" svg:y="8.266cm">
          <text:p text:style-name="P1"><text:span text:style-name="T1">xxxSrc (Rx)</text:span></text:p>
          <draw:enhanced-geometry svg:viewBox="0 0 21600 21600" draw:type="rectangle" draw:enhanced-path="M 0 0 L 21600 0 21600 21600 0 21600 0 0 Z N"/>
        </draw:custom-shape>
        <draw:custom-shape draw:style-name="gr9" draw:text-style-name="P6" xml:id="id11" draw:id="id11" draw:layer="layout" svg:width="3.683cm" svg:height="1.651cm" svg:x="14.081cm" svg:y="7.223cm">
          <text:p text:style-name="P1"><text:span text:style-name="T1">xxxDemod (Rx)</text:span></text:p>
          <draw:enhanced-geometry svg:viewBox="0 0 21600 21600" draw:type="rectangle" draw:enhanced-path="M 0 0 L 21600 0 21600 21600 0 21600 0 0 Z N"/>
        </draw:custom-shape>
        <draw:connector draw:style-name="gr10" draw:text-style-name="P7" draw:layer="layout" svg:x1="12.176cm" svg:y1="8.048cm" svg:x2="14.081cm" svg:y2="8.048cm" draw:start-shape="id1" draw:start-glue-point="1" draw:end-shape="id11" draw:end-glue-point="3" svg:d="M12176 8048h1905" svg:viewBox="0 0 1906 1">
          <text:p text:style-name="P1"><text:span text:style-name="T1">gui</text:span></text:p>
        </draw:connector>
        <draw:custom-shape draw:style-name="gr11" draw:text-style-name="P8" xml:id="id24" draw:id="id24" draw:layer="layout" svg:width="3.683cm" svg:height="1.651cm" svg:x="16.424cm" svg:y="17.683cm">
          <text:p text:style-name="P1"><text:span text:style-name="T1">xxxGenerator (Tx)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xml:id="id22" draw:id="id22" draw:layer="layout" svg:width="3.683cm" svg:height="1.651cm" svg:x="15.224cm" svg:y="16.583cm">
          <text:p text:style-name="P1"><text:span text:style-name="T1">xxxSink (Tx)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xml:id="id12" draw:id="id12" draw:layer="layout" svg:width="3.683cm" svg:height="1.651cm" svg:x="14.081cm" svg:y="15.434cm">
          <text:p text:style-name="P1"><text:span text:style-name="T1">xxxMod (Tx)</text:span></text:p>
          <draw:enhanced-geometry svg:viewBox="0 0 21600 21600" draw:type="rectangle" draw:enhanced-path="M 0 0 L 21600 0 21600 21600 0 21600 0 0 Z N"/>
        </draw:custom-shape>
        <draw:connector draw:style-name="gr10" draw:text-style-name="P7" draw:layer="layout" svg:x1="12.43cm" svg:y1="16.259cm" svg:x2="14.081cm" svg:y2="16.259cm" draw:start-shape="id5" draw:start-glue-point="1" draw:end-shape="id12" svg:d="M12430 16259h1651" svg:viewBox="0 0 1652 1">
          <text:p text:style-name="P1"><text:span text:style-name="T1">gui</text:span></text:p>
        </draw:connector>
        <draw:custom-shape draw:style-name="gr8" draw:text-style-name="P2" draw:layer="layout" svg:width="3.683cm" svg:height="1.651cm" svg:x="2.397cm" svg:y="8.366cm">
          <text:p text:style-name="P1"><text:span text:style-name="T1">XxxInput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13" draw:id="id13" draw:layer="layout" svg:width="3.683cm" svg:height="1.651cm" svg:x="1.635cm" svg:y="7.277cm">
          <text:p text:style-name="P1"><text:span text:style-name="T1">XxxInput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3.476cm" svg:y1="7.277cm" svg:x2="3.476cm" svg:y2="6.134cm" draw:start-shape="id13" draw:start-glue-point="0" draw:end-shape="id4" draw:end-glue-point="2" svg:d="M3476 7277v-1143" svg:viewBox="0 0 1 1144">
          <text:p/>
        </draw:connector>
        <draw:custom-shape draw:style-name="gr12" draw:text-style-name="P5" draw:layer="layout" svg:width="3.683cm" svg:height="1.651cm" svg:x="2.524cm" svg:y="16.675cm">
          <text:p text:style-name="P1"><text:span text:style-name="T1">XxxOutput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14" draw:id="id14" draw:layer="layout" svg:width="3.683cm" svg:height="1.651cm" svg:x="1.762cm" svg:y="15.478cm">
          <text:p text:style-name="P1"><text:span text:style-name="T1">XxxOutput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svg:x1="3.603cm" svg:y1="15.478cm" svg:x2="3.603cm" svg:y2="14.445cm" draw:start-shape="id14" draw:start-glue-point="0" draw:end-shape="id8" draw:end-glue-point="2" svg:d="M3603 15478v-1033" svg:viewBox="0 0 1 1034">
          <text:p/>
        </draw:connector>
        <draw:custom-shape draw:style-name="gr13" draw:text-style-name="P9" xml:id="id15" draw:id="id15" draw:layer="layout" svg:width="2.159cm" svg:height="0.889cm" svg:x="21.166cm" svg:y="7.277cm">
          <text:p text:style-name="P1"><text:span text:style-name="T1">Audio, t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svg:x1="17.764cm" svg:y1="8.048cm" svg:x2="21.166cm" svg:y2="7.721cm" draw:start-shape="id11" draw:start-glue-point="1" draw:end-shape="id15" svg:d="M17764 8048h1700v-327h1702" svg:viewBox="0 0 3403 328">
          <text:p/>
        </draw:connector>
        <draw:custom-shape draw:style-name="gr14" draw:text-style-name="P9" xml:id="id19" draw:id="id19" draw:layer="layout" svg:width="2.54cm" svg:height="0.889cm" svg:x="20.958cm" svg:y="8.52cm">
          <text:p text:style-name="P1"><text:span text:style-name="T1">Remote sin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9" xml:id="id17" draw:id="id17" draw:layer="layout" svg:width="2.413cm" svg:height="0.889cm" svg:x="21.066cm" svg:y="9.763cm">
          <text:p text:style-name="P1"><text:span text:style-name="T1">Displa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svg:x1="19.807cm" svg:y1="10.191cm" svg:x2="21.066cm" svg:y2="10.207cm" draw:start-shape="id16" draw:start-glue-point="1" draw:end-shape="id17" draw:end-glue-point="3" svg:d="M19807 10191h629v16h630" svg:viewBox="0 0 1260 17">
          <text:p/>
        </draw:connector>
        <draw:connector draw:style-name="gr3" draw:text-style-name="P4" draw:layer="layout" svg:x1="18.707cm" svg:y1="9.091cm" svg:x2="20.958cm" svg:y2="8.964cm" draw:start-shape="id18" draw:start-glue-point="1" draw:end-shape="id19" svg:d="M18707 9091h1125v-127h1126" svg:viewBox="0 0 2252 128">
          <text:p/>
        </draw:connector>
        <draw:custom-shape draw:style-name="gr13" draw:text-style-name="P9" xml:id="id20" draw:id="id20" draw:layer="layout" svg:width="2.159cm" svg:height="0.889cm" svg:x="20.985cm" svg:y="15.478cm">
          <text:p text:style-name="P1"><text:span text:style-name="T1">Audio, tex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svg:x1="20.985cm" svg:y1="15.922cm" svg:x2="17.764cm" svg:y2="16.259cm" draw:start-shape="id20" draw:start-glue-point="3" draw:end-shape="id12" svg:d="M20985 15922h-1611v337h-1610" svg:viewBox="0 0 3222 338">
          <text:p/>
        </draw:connector>
        <draw:custom-shape draw:style-name="gr16" draw:text-style-name="P9" xml:id="id21" draw:id="id21" draw:layer="layout" svg:width="2.921cm" svg:height="0.889cm" svg:x="20.685cm" svg:y="16.775cm">
          <text:p text:style-name="P1"><text:span text:style-name="T1">Remote sour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svg:x1="20.685cm" svg:y1="17.219cm" svg:x2="18.907cm" svg:y2="17.408cm" draw:start-shape="id21" draw:start-glue-point="3" draw:end-shape="id22" svg:d="M20685 17219h-890v189h-888" svg:viewBox="0 0 1779 190">
          <text:p/>
        </draw:connector>
        <draw:custom-shape draw:style-name="gr15" draw:text-style-name="P9" xml:id="id23" draw:id="id23" draw:layer="layout" svg:width="2.413cm" svg:height="0.889cm" svg:x="20.939cm" svg:y="18.072cm">
          <text:p text:style-name="P1"><text:span text:style-name="T1">Contro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4" draw:layer="layout" svg:x1="20.939cm" svg:y1="18.516cm" svg:x2="20.107cm" svg:y2="18.508cm" draw:start-shape="id23" draw:start-glue-point="3" draw:end-shape="id24" draw:end-glue-point="1" svg:d="M20939 18516h-417v-8h-415" svg:viewBox="0 0 833 9">
          <text:p/>
        </draw:connector>
        <draw:custom-shape draw:style-name="gr1" draw:text-style-name="P2" xml:id="id25" draw:id="id25" draw:layer="layout" svg:width="3.683cm" svg:height="1.651cm" svg:x="13.954cm" svg:y="4.483cm">
          <text:p text:style-name="P1"><text:span text:style-name="T1">FileRecord</text:span></text:p>
          <text:p text:style-name="P1"><text:span text:style-name="T2">FileSink</text:span></text:p>
          <draw:enhanced-geometry svg:viewBox="0 0 21600 21600" draw:type="rectangle" draw:enhanced-path="M 0 0 L 21600 0 21600 21600 0 21600 0 0 Z N"/>
        </draw:custom-shape>
        <draw:custom-shape draw:style-name="gr5" draw:text-style-name="P5" xml:id="id26" draw:id="id26" draw:layer="layout" svg:width="3.683cm" svg:height="1.651cm" svg:x="14.081cm" svg:y="12.765cm">
          <text:p text:style-name="P1"><text:span text:style-name="T1">FilePlay</text:span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12.176cm" svg:y1="5.308cm" svg:x2="13.954cm" svg:y2="5.308cm" draw:start-shape="id2" draw:start-glue-point="1" draw:end-shape="id25" draw:end-glue-point="3" svg:d="M12176 5308h1778" svg:viewBox="0 0 1779 1">
          <text:p/>
        </draw:connector>
        <draw:connector draw:style-name="gr3" draw:text-style-name="P4" draw:layer="layout" svg:x1="14.081cm" svg:y1="13.59cm" svg:x2="12.684cm" svg:y2="13.59cm" draw:start-shape="id26" draw:start-glue-point="3" draw:end-shape="id6" draw:end-glue-point="1" svg:d="M14081 13590h-1397" svg:viewBox="0 0 1398 1">
          <text:p/>
        </draw:connector>
        <draw:frame draw:style-name="gr17" draw:text-style-name="P10" draw:layer="layout" svg:width="3.937cm" svg:height="0.645cm" svg:x="8.493cm" svg:y="1.254cm">
          <draw:text-box>
            <text:p><text:span text:style-name="T1">plugins/samplesource</text:span></text:p>
          </draw:text-box>
        </draw:frame>
        <draw:connector draw:style-name="gr18" draw:text-style-name="P7" draw:layer="layout" svg:x1="15.922cm" svg:y1="7.223cm" svg:x2="10.334cm" svg:y2="6.134cm" draw:start-shape="id11" draw:start-glue-point="0" draw:end-shape="id2" draw:end-glue-point="2" svg:d="M15922 7223v-545h-5588v-544" svg:viewBox="0 0 5589 1090">
          <text:p text:style-name="P1"><text:span text:style-name="T1">demod</text:span></text:p>
        </draw:connector>
        <draw:connector draw:style-name="gr18" draw:text-style-name="P7" draw:layer="layout" svg:x1="15.922cm" svg:y1="15.434cm" svg:x2="10.588cm" svg:y2="14.416cm" draw:start-shape="id12" draw:start-glue-point="0" draw:end-shape="id6" draw:end-glue-point="2" svg:d="M15922 15434v-510h-5334v-508" svg:viewBox="0 0 5335 1019">
          <text:p text:style-name="P1"><text:span text:style-name="T1">mod</text:span></text:p>
        </draw:connector>
        <draw:frame draw:style-name="gr19" draw:text-style-name="P10" draw:layer="layout" svg:width="3.233cm" svg:height="1.039cm" svg:x="15.097cm" svg:y="11.033cm">
          <draw:text-box>
            <text:p><text:span text:style-name="T1">plugins/channelrx</text:span></text:p>
            <text:p><text:span text:style-name="T2">plugins/channel</text:span></text:p>
          </draw:text-box>
        </draw:frame>
        <draw:frame draw:style-name="gr19" draw:text-style-name="P10" draw:layer="layout" svg:width="2.42cm" svg:height="0.645cm" svg:x="13.867cm" svg:y="3.794cm">
          <draw:text-box>
            <text:p><text:span text:style-name="T1">sdrbase/dsp</text:span></text:p>
          </draw:text-box>
        </draw:frame>
        <draw:frame draw:style-name="gr19" draw:text-style-name="P10" draw:layer="layout" svg:width="2.42cm" svg:height="0.645cm" svg:x="14.074cm" svg:y="12.049cm">
          <draw:text-box>
            <text:p><text:span text:style-name="T1">sdrbase/dsp</text:span></text:p>
          </draw:text-box>
        </draw:frame>
        <draw:frame draw:style-name="gr17" draw:text-style-name="P10" draw:layer="layout" svg:width="3.937cm" svg:height="0.645cm" svg:x="1.889cm" svg:y="10.007cm">
          <draw:text-box>
            <text:p><text:span text:style-name="T1">plugins/samplesource</text:span></text:p>
          </draw:text-box>
        </draw:frame>
        <draw:frame draw:style-name="gr17" draw:text-style-name="P10" draw:layer="layout" svg:width="3.937cm" svg:height="0.645cm" svg:x="2.143cm" svg:y="18.289cm">
          <draw:text-box>
            <text:p><text:span text:style-name="T1">plugins/samplesink</text:span></text:p>
          </draw:text-box>
        </draw:frame>
        <draw:frame draw:style-name="gr17" draw:text-style-name="P10" draw:layer="layout" svg:width="3.937cm" svg:height="0.645cm" svg:x="8.874cm" svg:y="9.636cm">
          <draw:text-box>
            <text:p><text:span text:style-name="T1">plugins/samplesink</text:span></text:p>
          </draw:text-box>
        </draw:frame>
        <draw:frame draw:style-name="gr19" draw:text-style-name="P10" draw:layer="layout" svg:width="3.211cm" svg:height="0.645cm" svg:x="15.039cm" svg:y="19.288cm">
          <draw:text-box>
            <text:p><text:span text:style-name="T1">plugins/channelt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Diamond" svg:viewBox="0 0 3000 6000" svg:d="M1500 0l1500 3000-1500 3000-1500-3000z"/>
    <draw:marker draw:name="Triangle_20_unfilled" draw:display-name="Triangle unfilled" svg:viewBox="0 0 3000 3000" svg:d="M1500 0l1500 3000h-3000zM1500 447l-1176 2353h235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1T17:00:20.412008611</meta:creation-date>
    <dc:date>2016-10-02T09:22:13.314337123</dc:date>
    <meta:editing-duration>PT7H19M16S</meta:editing-duration>
    <meta:editing-cycles>23</meta:editing-cycles>
    <meta:generator>LibreOffice/5.1.4.2$Linux_X86_64 LibreOffice_project/10m0$Build-2</meta:generator>
    <meta:document-statistic meta:object-count="60"/>
  </office:meta>
</office:document-meta>
</file>